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h text:style-name="Heading_20_3" text:outline-level="3"><text:bookmark-start text:name="southern-gothic-the-monster-as-freak-in-the-fiction-of-flannery-oconnor"/>Southern Gothic: The Monster as Freak in the Fiction of Flannery O’Connor<text:bookmark-end text:name="southern-gothic-the-monster-as-freak-in-the-fiction-of-flannery-oconnor"/></text:h>
      <text:p text:style-name="First_20_paragraph">In <text:span text:style-name="T1">Love and Death in the American Novel,</text:span> a founding text in the history of American literary criticism, Leslie Fiedler argues that American fiction is “bewilderingly and embarrassingly, a gothic fiction, nonrealistic and negative, sadist and melodramatic – a literature of darkness and the grotesque in a land of light and affirmation.”<text:note text:id="ftn0" text:note-class="footnote"><text:note-citation>1</text:note-citation><text:note-body><text:p text:style-name="Footnote">Leslie Fiedler, Love and Death in the American Novel [1960] (Harmondsworth: Penguin, 1984), 29.</text:p></text:note-body></text:note> In the same vein, Teresa Goddu points out the paradox inherent in these characteristics: “America’s self-mythologization as a nation of hope and harmony directly contradicts the gothic’s most basic impulses.” That is why American gothic has come to be mainly analysed as a regional form, placing Southern Gothic at its centre. “By so closely associating the gothic with the South, the American literary tradition neutralizes the gothic’s threat to national identity.” Identified with violence and doom, “the American South has traditionally served as the nation’s ‘other,’ becoming the repository of everything from which the nation wants to disassociate itself”<text:note text:id="ftn1" text:note-class="footnote"><text:note-citation>2</text:note-citation><text:note-body><text:p text:style-name="Footnote">Teresa Goddu, Gothic America: Narrative, History, and Nation (New York: Columbia University Press, 1997), 3–4, 76.</text:p></text:note-body></text:note>: racism, classism, irrationality, madness, decay, violence, religious fanaticism, poverty, rural parochialism and sexual deviance. Southern Gothic explores all these subjects, showing a particular fixation with the grotesque – that is, the juxtaposition of contrasting or even incompatible elements – and its aberrant creatures: its freaks.</text:p>
      <text:p text:style-name="Text_20_body">Significantly, the fiction of Flannery O’Connor epitomizes all these characteristics, foregrounding, in a humorous tone, the grotesque and its peculiar protagonists, which O’Connor herself described as “freaks.” Although she explores the darkly comic potential of these grotesque characters with a religious intention, their impact and symbolic role evoke the significance traditionally conveyed by the figure of the monster. As will be discussed below, O’Connor’s fiction highlights the disrupting and revelatory power of the freak, despite its apparent marginality; moreover, her narrative portrays the freak in the light of a specific context, exemplifying that monsters in their diverse manifestations embody and reflect the historical, cultural and social features of the country and period in which they appear. As Judith Halberstam argues, [m]onstrosity (and the fear it gives rise to) is historically conditioned rather than a psychological universal.”<text:note text:id="ftn2" text:note-class="footnote"><text:note-citation>3</text:note-citation><text:note-body><text:p text:style-name="Footnote">Judith Halberstam, Skin Shows: Gothic Horror and the Technology of Monsters (Durham and London: Duke University Press, 1995), 6.</text:p></text:note-body></text:note></text:p>
      <text:p text:style-name="Text_20_body">The term monster – “perhaps the earliest and most enduring name for the singular body”<text:note text:id="ftn3" text:note-class="footnote"><text:note-citation>4</text:note-citation><text:note-body><text:p text:style-name="Footnote">Rosemarie Garland Thomson, “Introduction: From Wonder to Error – A Genealogy of Freak Discourse in Modernity,” in Freakery: Cultural Spectacles of the Extraordinary Body, ed. R. Garland Thomson (New York and London: New York University Press, 1996), 1–19, 3.</text:p></text:note-body></text:note> – derives from the Latin terms monstrum and monere, which convey a two-fold meaning: not only to show or reveal (monstrum), but also to warn and instruct (monere). From ancient times, monsters were invested with supernatural meanings: in fact, “they were taken as a showing forth of divine will from antiquity until the hand of God seemingly loosed its grip on the world.” Just as the word monster implies otherness and bodily difference, the term freak – whose etymology is not so clear – describes “capricious variegation or sudden, erratic change.”<text:note text:id="ftn4" text:note-class="footnote"><text:note-citation>5</text:note-citation><text:note-body><text:p text:style-name="Footnote">Thomson, “Introduction,” 3–4.</text:p></text:note-body></text:note> It evokes the singular, unusual and abnormal. The phrase “freak of nature,” coined in the first decades of the 19th century, came to be applied to abnormal individuals of diverse origins that were exhibited as spectacles of amusement in carnivals and sideshows: albinos, bearded women, Siamese twins, armless and legless wonders, giants, midget triplets, and hermaphrodites, for instance. As Rosemarie G. Thomson argues, freaks exemplify the movement “from a narrative of the marvelous to a narrative of the deviant”:</text:p>
      <text:p text:style-name="P1">As modernity develops in Western culture, freak discourse logs the change: the prodigious monster transforms into the pathological terata; what was once sought after as revelation becomes pursued as entertainment; what aroused awe now inspires horror; what was taken as a portent shifts to a site of progress. In brief, wonder becomes error.<text:note text:id="ftn5" text:note-class="footnote"><text:note-citation>6</text:note-citation><text:note-body><text:p text:style-name="Footnote">Thomson, “Introduction,” 3.</text:p></text:note-body></text:note></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